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2"/>
    <style:style style:name="T1" style:family="text">
      <style:text-properties fo:color="#993366"/>
    </style:style>
    <style:style style:name="T2" style:family="text">
      <style:text-properties fo:color="#dc2300"/>
    </style:style>
    <style:style style:name="T3" style:family="text">
      <style:text-properties fo:color="#0000ff"/>
    </style:style>
    <style:style style:name="T4" style:family="text">
      <style:text-properties fo:color="#ffd32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Ordenación por mezcla de tercios. <text:span text:style-name="T8">( Valor: 20 Puntos )</text:span></text:p>
      <text:p text:style-name="Standard"/>
      <text:p text:style-name="P1">Para ordenar un vector de gran tamaño se pide programar un método que lo divide en tres partes equitativamente. A cada parte se le aplica independientemente una ordenación por inserción directa, luego se mezclan las tres partes ordenadas para obtener como resultado un vector auxiliar totalmente ordenado ascendente. Usar como valores de prueba los almacenados en el archivo <text:span text:style-name="T5">Numeros.txt</text:span><text:span text:style-name="T6"> </text:span></text:p>
      <text:p text:style-name="Standard"/>
      <text:p text:style-name="Standard">Ejemplo:</text:p>
      <text:p text:style-name="Standard">V= 34, 67, 10, 50, 31, 20, 18, 78, 90, 11, 68, 50</text:p>
      <text:p text:style-name="Standard"/>
      <text:p text:style-name="Standard">ordenado por tercios:</text:p>
      <text:p text:style-name="Standard">V= <text:span text:style-name="T2">10, 34, 50, 67</text:span><text:span text:style-name="T1">,</text:span> <text:s/><text:span text:style-name="T4">18, 20, 31, 78</text:span>, <text:s/><text:span text:style-name="T3">11, 50, 68, 90</text:span></text:p>
      <text:p text:style-name="Standard"/>
      <text:p text:style-name="Standard">ordenado total:</text:p>
      <text:p text:style-name="Standard">aux= 10, 11, 18, 20, 31, 34, 50, 50, 67, 68, 78, 90</text:p>
      <text:p text:style-name="Standard"/>
      <text:p text:style-name="P3">2.<text:span text:style-name="T7">- Hashing <text:s/>plegamiento. <text:s/>( Valor: 25 Puntos )</text:span></text:p>
      <text:p text:style-name="P1"/>
      <text:p text:style-name="P2"><text:tab/>Programe una funcion hash plegamiento con suma dígito a dígito de izquierda a derecha para almacenar las claves enteras del archivo <text:span text:style-name="T5">Numeros.txt</text:span> en un arreglo de 100 posiciones. Use la prueba cuadrática para resolver las colisiones. Imprimir del array de claves dispersas las posiciones no vacias (clave <text:s/>y posición) e indicar el porcentaje de colisiones obtenidas y resueltas. Hacer una búsqueda hash a partir de una clave dada <text:s/>por teclado.</text:p>
      <text:p text:style-name="P2"/>
      <text:p text:style-name="P2">3.- <text:span text:style-name="T7">Sistema de citas. ( Valor: 35 Puntos )</text:span></text:p>
      <text:p text:style-name="P5"/>
      <text:p text:style-name="P2"><text:span text:style-name="T7"><text:tab/></text:span>Una desarrolladora de software solicita su ayuda para crear un programa que permita almacenar datos personales de los clientes en el archivo binario <text:span text:style-name="T5">Cliente.dat, </text:span><text:span text:style-name="T6">datos de las empresas de servicio en </text:span><text:span text:style-name="T5">Empresa.dat <text:s/></text:span><text:span text:style-name="T6">y datos de una cita en el archivo </text:span><text:span text:style-name="T5">Cita.dat</text:span></text:p>
      <text:p text:style-name="P6"/>
      <text:p text:style-name="P2"><text:span text:style-name="T5"><text:tab/></text:span><text:span text:style-name="T6">Cuando un cliente registrado solicita una cita, ingresa su número de cédula, la aplicación valida su existencia en el sistema y le permite seleccionar una de las empresas afiliadas al sistema (menú). Posteriormente Ingresa la fecha del teclado y el sistema muestra las horas disponibles para que el usuario seleccione una.</text:span></text:p>
      <text:p text:style-name="P7"/>
      <text:p text:style-name="P7"><text:tab/>Se requiere mostrar listado en pantalla de:</text:p>
      <text:list xml:id="list5925622540146809190" text:style-name="L1">
        <text:list-item>
          <text:p text:style-name="P8">Clientes ordenados alfabeticamente</text:p>
        </text:list-item>
        <text:list-item>
          <text:p text:style-name="P8">Empresas ordenadas ascendente por id</text:p>
        </text:list-item>
        <text:list-item>
          <text:p text:style-name="P8">Citas pendientes de una empresa ingresando su id <text:s/>(ordenado por fecha)</text:p>
        </text:list-item>
        <text:list-item>
          <text:p text:style-name="P8">Citas pendientes de un cliente ingresando su cédula (ordenado por fecha)</text:p>
        </text:list-item>
      </text:list>
      <text:p text:style-name="Standard">Notas:</text:p>
      <text:list xml:id="list8570920925025260598" text:style-name="L2">
        <text:list-item>
          <text:p text:style-name="P9">Asuma que todas las empresas agendan citas una por hora de su jornada laboral</text:p>
        </text:list-item>
        <text:list-item>
          <text:p text:style-name="P9">No todas las empresas tienen jornada laboral igual</text:p>
        </text:list-item>
        <text:list-item>
          <text:p text:style-name="P9">No se permite solapar citas de un mismo cliente con empresas distintas</text:p>
        </text:list-item>
        <text:list-item>
          <text:p text:style-name="P9">Usar al menos dos <text:s/>tipos diferentes de ordenación.</text:p>
        </text:list-item>
        <text:list-item>
          <text:p text:style-name="P9">El formato de la hora será 0-23, sin usar am – pm. Las fechas: aaaa-mm-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6cm" fo:margin-bottom="1.988cm" fo:margin-left="3.06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Eduardo Ortiz Vezga</meta:initial-creator>
    <meta:creation-date>2017-03-25T00:44:28.56</meta:creation-date>
    <dc:date>2017-03-25T03:00:44.81</dc:date>
    <dc:creator>David Eduardo Ortiz Vezga</dc:creator>
    <meta:editing-duration>PT2H5M</meta:editing-duration>
    <meta:editing-cycles>8</meta:editing-cycles>
    <meta:generator>OpenOffice/4.1.2$Win32 OpenOffice.org_project/412m3$Build-9782</meta:generator>
    <meta:document-statistic meta:table-count="0" meta:image-count="0" meta:object-count="0" meta:page-count="1" meta:paragraph-count="24" meta:word-count="398" meta:character-count="2340"/>
  </office:meta>
</office:document-meta>
</file>